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P19" style:family="paragraph" style:parent-style-name="Text_20_body" style:list-style-name="L2">
      <style:paragraph-properties fo:margin-top="0in" fo:margin-bottom="0in" loext:contextual-spacing="false"/>
    </style:style>
    <style:style style:name="P20" style:family="paragraph" style:parent-style-name="Text_20_body" style:list-style-name="L3">
      <style:paragraph-properties fo:margin-top="0in" fo:margin-bottom="0in" loext:contextual-spacing="false"/>
    </style:style>
    <style:style style:name="P21" style:family="paragraph" style:parent-style-name="Text_20_body" style:list-style-name="L4">
      <style:paragraph-properties fo:margin-top="0in" fo:margin-bottom="0in" loext:contextual-spacing="false"/>
    </style:style>
    <style:style style:name="P22" style:family="paragraph" style:parent-style-name="Text_20_body" style:list-style-name="L5">
      <style:paragraph-properties fo:margin-top="0in" fo:margin-bottom="0in" loext:contextual-spacing="false"/>
    </style:style>
    <style:style style:name="P23" style:family="paragraph" style:parent-style-name="Text_20_body" style:list-style-name="L6">
      <style:paragraph-properties fo:margin-top="0in" fo:margin-bottom="0in" loext:contextual-spacing="false"/>
    </style:style>
    <style:style style:name="P24" style:family="paragraph" style:parent-style-name="Text_20_body" style:list-style-name="L7">
      <style:paragraph-properties fo:margin-top="0in" fo:margin-bottom="0in" loext:contextual-spacing="false"/>
    </style:style>
    <style:style style:name="P25" style:family="paragraph" style:parent-style-name="Text_20_body" style:list-style-name="L8">
      <style:paragraph-properties fo:margin-top="0in" fo:margin-bottom="0in" loext:contextual-spacing="false"/>
    </style:style>
    <style:style style:name="P26" style:family="paragraph" style:parent-style-name="Text_20_body" style:list-style-name="L9">
      <style:paragraph-properties fo:margin-top="0in" fo:margin-bottom="0in" loext:contextual-spacing="false"/>
    </style:style>
    <style:style style:name="P27" style:family="paragraph" style:parent-style-name="Text_20_body" style:list-style-name="L10">
      <style:paragraph-properties fo:margin-top="0in" fo:margin-bottom="0in" loext:contextual-spacing="false"/>
    </style:style>
    <style:style style:name="P28" style:family="paragraph" style:parent-style-name="Text_20_body" style:list-style-name="L11">
      <style:paragraph-properties fo:margin-top="0in" fo:margin-bottom="0in" loext:contextual-spacing="false"/>
    </style:style>
    <style:style style:name="P29" style:family="paragraph" style:parent-style-name="Text_20_body" style:list-style-name="L12">
      <style:paragraph-properties fo:margin-top="0in" fo:margin-bottom="0in" loext:contextual-spacing="false"/>
    </style:style>
    <style:style style:name="P30" style:family="paragraph" style:parent-style-name="Text_20_body" style:list-style-name="L13">
      <style:paragraph-properties fo:margin-top="0in" fo:margin-bottom="0in" loext:contextual-spacing="false"/>
    </style:style>
    <style:style style:name="P31" style:family="paragraph" style:parent-style-name="Text_20_body" style:list-style-name="L14">
      <style:paragraph-properties fo:margin-top="0in" fo:margin-bottom="0in" loext:contextual-spacing="false"/>
    </style:style>
    <style:style style:name="P32" style:family="paragraph" style:parent-style-name="Text_20_body" style:list-style-name="L15">
      <style:paragraph-properties fo:margin-top="0in" fo:margin-bottom="0in" loext:contextual-spacing="false"/>
    </style:style>
    <style:style style:name="P33" style:family="paragraph" style:parent-style-name="Text_20_body" style:list-style-name="L16">
      <style:paragraph-properties fo:margin-top="0in" fo:margin-bottom="0in" loext:contextual-spacing="false"/>
    </style:style>
    <style:style style:name="P34" style:family="paragraph" style:parent-style-name="Text_20_body" style:list-style-name="L17">
      <style:paragraph-properties fo:margin-top="0in" fo:margin-bottom="0in" loext:contextual-spacing="false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Τι είναι η UML?</text:h>
      <text:p text:style-name="Text_20_body">Η UML είναι μια γλώσσα που χρησιμοποιείται για:</text:p>
      <text:list xml:id="list4828975695788941845" text:style-name="L7">
        <text:list-item>
          <text:p text:style-name="P24">Τον καθορισμό (specifying) </text:p>
        </text:list-item>
        <text:list-item>
          <text:p text:style-name="P24">Την εικονική παράσταση (visualizing) </text:p>
        </text:list-item>
        <text:list-item>
          <text:p text:style-name="P7">Την τεκμηρίωση (documenting) </text:p>
        </text:list-item>
      </text:list>
      <text:p text:style-name="Text_20_body">των δομικών στοιχείων ενός αντικειμενοστρεφούς συστήματος.</text:p>
      <text:h text:style-name="Heading_20_2" text:outline-level="2">Η UML αποτυπώνει (απεικονίζει):</text:h>
      <text:list xml:id="list2463256144883789611" text:style-name="L8">
        <text:list-item>
          <text:p text:style-name="P25">Τη στατική δομή ενός συστήματος </text:p>
        </text:list-item>
        <text:list-item>
          <text:p text:style-name="P8">Τη δυναμική συμπεριφορά ενός συστήματος </text:p>
        </text:list-item>
      </text:list>
      <text:p text:style-name="Text_20_body">Η στατική δομή καθορίζει τα είδη των αντικειμένων που είναι σημαντικά για το σύστημα καθώς και τις συσχετίσεις μεταξύ τους.</text:p>
      <text:p text:style-name="Text_20_body">Η δυναμική συμπεριφορά προσδιορίζει την εξέλιξη των αντικειμένων σε σχέση με τον χρόνο και την επικοινωνία μεταξύ τους.</text:p>
      <text:h text:style-name="Heading_20_2" text:outline-level="2">Οι πέντε βασικοί άξονες της UML</text:h>
      <text:list xml:id="list2684018246749858473" text:style-name="L9">
        <text:list-item>
          <text:p text:style-name="P26">Συστατικά (Στοιχεία) του μοντέλου </text:p>
        </text:list-item>
        <text:list-item>
          <text:p text:style-name="P26">Συσχετίσεις </text:p>
        </text:list-item>
        <text:list-item>
          <text:p text:style-name="P26">Μηχανισμοί </text:p>
        </text:list-item>
        <text:list-item>
          <text:p text:style-name="P26">Διαγράμματα </text:p>
        </text:list-item>
        <text:list-item>
          <text:p text:style-name="P9">Αρχιτεκτονικές όψεις </text:p>
        </text:list-item>
      </text:list>
      <text:h text:style-name="Heading_20_3" text:outline-level="3" text:is-list-header="true">Στοιχεία (ή Διαγραμματικά Στοιχεία) μοντέλου σύμφωνα με τη UML</text:h>
      <text:list xml:id="list3600099023365099788" text:style-name="L10">
        <text:list-item>
          <text:p text:style-name="P27">Κλάση (Class)<text:line-break/>Ενα σύνολο αντικειμένων που έχουν την ίδια δομή και συμπεριφορά </text:p>
        </text:list-item>
        <text:list-item>
          <text:p text:style-name="P27">Περίπτωση χρήσης (use case)<text:line-break/>Συμπεριφορά ενός συνόλου αντικειμένων μέσω συνεργασίας </text:p>
        </text:list-item>
        <text:list-item>
          <text:p text:style-name="P27">Κατάσταση/λειτουργία (state)<text:line-break/>Τρέχουσα κατάσταση αντικειμένων/δραστηριότητα, όπου ικανοποιεί κάποιες συνθήκες, αναμένει κάποιο γεγονός </text:p>
        </text:list-item>
        <text:list-item>
          <text:p text:style-name="P27">Διαπροσωπεία (Interface)<text:line-break/>Ένα σύνολο από λειτουργίες που ορίζουν την εξωτερική συμπεριφορά ενός αντικειμένου </text:p>
        </text:list-item>
        <text:list-item>
          <text:p text:style-name="P27">Συστατικό μέρος (component)<text:line-break/>Ενα επαναχρησιμοποιήσιμο τμήμα, με λογική και φυσική υπόσταση </text:p>
        </text:list-item>
        <text:list-item>
          <text:p text:style-name="P27">Κόμβος (node)<text:line-break/>Υλικό όπου αποθηκεύεται ή/και εκτελείται το λογισμικό </text:p>
        </text:list-item>
        <text:list-item>
          <text:p text:style-name="P27">Πακέτο (Package)<text:line-break/>Μια αποθήκη συστατικών γενικής χρήσης για την οργάνωση άλλων δομικών στοιχείων ή και άλλων πακέτων </text:p>
        </text:list-item>
        <text:list-item>
          <text:p text:style-name="P27">Υποσύστημα (subsystem)<text:line-break/>Μια μονάδα στην ιεραρχική αποσύνδεση ενός μεγάλου συτήματος-επικοινωνεί με το περιβάλλον <text:soft-page-break/>μέσω διαπροσωπειών </text:p>
        </text:list-item>
        <text:list-item>
          <text:p text:style-name="P10">Σημείωση<text:line-break/>Σχόλιο ή επεξήγηση </text:p>
        </text:list-item>
      </text:list>
      <text:h text:style-name="Heading_20_3" text:outline-level="3" text:is-list-header="true">Συσχετίσεις</text:h>
      <text:list xml:id="list2055738610566601298" text:style-name="L11">
        <text:list-item>
          <text:p text:style-name="P28">Γενική συσχέτιση (association)<text:line-break/>Μια σημασιολογική σύνδεση μεταξύ δύο αντικειμένων </text:p>
        </text:list-item>
        <text:list-item>
          <text:p text:style-name="P28">Γενίκευση (generalization)<text:line-break/>Μια σχέση μεταξύ συστατικού και υποσυστατικών τα οποία το εξειδικεύουν </text:p>
        </text:list-item>
        <text:list-item>
          <text:p text:style-name="P28">Εξάρτηση (dependency)<text:line-break/>Η χρήση ενός συστατικού από ένα άλλο </text:p>
        </text:list-item>
        <text:list-item>
          <text:p text:style-name="P11">Εκλέπτυνση-ραφινάρισμα (refinement)<text:line-break/>Μια διαδοχή επιπέδων αφαίρεσης </text:p>
        </text:list-item>
      </text:list>
      <text:h text:style-name="Heading_20_3" text:outline-level="3" text:is-list-header="true">Διαγράμματα UML</text:h>
      <text:list xml:id="list6571328454425779083" text:style-name="L12">
        <text:list-item>
          <text:p text:style-name="P29">Κλάσεων (Class) </text:p>
        </text:list-item>
        <text:list-item>
          <text:p text:style-name="P29">Περιπτώσεων χρήσης (Use cases) </text:p>
        </text:list-item>
        <text:list-item>
          <text:p text:style-name="P29">Κατάστασης (State) </text:p>
        </text:list-item>
        <text:list-item>
          <text:p text:style-name="P29">Ακολουθίας (Sequence) </text:p>
        </text:list-item>
        <text:list-item>
          <text:p text:style-name="P29">Συνεργασίας (Collaboration) </text:p>
        </text:list-item>
        <text:list-item>
          <text:p text:style-name="P29">Δραστηριότητας (Activity) </text:p>
        </text:list-item>
        <text:list-item>
          <text:p text:style-name="P29">Συστατικών (Component) </text:p>
        </text:list-item>
        <text:list-item>
          <text:p text:style-name="P12">Ανάπτυξης (Deployment) </text:p>
        </text:list-item>
      </text:list>
      <text:h text:style-name="Heading_20_2" text:outline-level="2" text:is-list-header="true">Είδη Διαγραμμάτων UML</text:h>
      <text:list xml:id="list8604836782780761595" text:style-name="L13">
        <text:list-item>
          <text:p text:style-name="P30"><text:span text:style-name="T1">Διαγράμματα Δομής</text:span> Περιγράφουν την εσωτερική λογική δομή ενός συστήματος, δηλ. τα συστατικά του και τις σχέσεις μεταξύ τους </text:p>
        </text:list-item>
        <text:list-item>
          <text:p text:style-name="P30"><text:span text:style-name="T1">Δυναμικά Διαγράμματα</text:span> Περιγράφουν τη δυναμική συμπεριφορά ενός συστήματος, δηλαδή την απόκρισή του σε γεγονότα του περιβάλλοντός του </text:p>
        </text:list-item>
        <text:list-item>
          <text:p text:style-name="P13"><text:span text:style-name="T1">Διαγράμματα Υλοποίησης</text:span> Περιγράφουν τη φυσική δομή ενός συστήματος, δηλαδή τις μονάδες λογισμικού που το αποτελούν, σε όρους περιβάλλοντος υλοποίησης </text:p>
        </text:list-item>
      </text:list>
      <text:h text:style-name="Heading_20_3" text:outline-level="3" text:is-list-header="true">Διαγράμματα Δομής</text:h>
      <text:list xml:id="list1012808591251677856" text:style-name="L14">
        <text:list-item>
          <text:p text:style-name="P31"><text:span text:style-name="T1">Διάγραμμα κλάσεων (Class Diagram)</text:span> Δομικά στοιχεία του μοντέλου:κλάσεις και συσχετίσεις </text:p>
        </text:list-item>
        <text:list-item>
          <text:p text:style-name="P31"><text:span text:style-name="T1">Διάγραμμα αντικειμένων (Object Diagram)</text:span> Δομές δεδομένων </text:p>
        </text:list-item>
        <text:list-item>
          <text:p text:style-name="P14"><text:span text:style-name="T1">Διάγραμμα πακέτων (Package diagram)</text:span> Οργάνωση υψηλού επιπέδου αφαίρεσης </text:p>
        </text:list-item>
      </text:list>
      <text:h text:style-name="Heading_20_3" text:outline-level="3" text:is-list-header="true">Δυναμικά Διαγράμματα</text:h>
      <text:list xml:id="list3875479901021260627" text:style-name="L15">
        <text:list-item>
          <text:p text:style-name="P32"><text:span text:style-name="T1">Διάγραμμα περιπτώσεων χρήσης (Use case Diagram)</text:span> Λειτουργικότητα «προς τα έξω» </text:p>
        </text:list-item>
        <text:list-item>
          <text:p text:style-name="P32"><text:span text:style-name="T1">Διάγραμμα ακολουθίας (Sequence Diagram)</text:span> Χρονικές ακολουθίες αλληλεπιδρώντων αντικειμέων </text:p>
        </text:list-item>
        <text:list-item>
          <text:p text:style-name="P32"><text:span text:style-name="T1">Διάγραμμα συνεργασίας (Collaboration Diagram)</text:span> Αλληλεπιδράσεις μέσα σε ένα σύνολο αντικειμέων </text:p>
        </text:list-item>
        <text:list-item>
          <text:p text:style-name="P32"><text:span text:style-name="T1">Διάγραμμα καταστάσεων (State transition Diagram)</text:span> Ο κύκλος ζωής ενός αντικειμένου </text:p>
        </text:list-item>
        <text:list-item>
          <text:p text:style-name="P15"><text:soft-page-break/><text:span text:style-name="T1">Διάγραμμα δραστηριοτήτων (Activity Diagram)</text:span> Ροή ελέγχου μέσα σε ένα σύνολο λειτουργιών </text:p>
        </text:list-item>
      </text:list>
      <text:h text:style-name="Heading_20_3" text:outline-level="3" text:is-list-header="true">Διαγράμματα Υλοποίησης</text:h>
      <text:list xml:id="list8958529646934570440" text:style-name="L16">
        <text:list-item>
          <text:p text:style-name="P33"><text:span text:style-name="T1">Διάγραμμα συστατικών (Component Diagram)</text:span> Εξαρτήσεις μεταξύ μονάδων λογισμικού </text:p>
        </text:list-item>
        <text:list-item>
          <text:p text:style-name="P16"><text:span text:style-name="T1">Διάγραμμα Ανάπτυξης (Deployment Diagram)</text:span> Κατανομή και αλληλεπίδραση συστατικών και αντικειμένων μεταξύ υπολογιστικών μονάδων </text:p>
        </text:list-item>
      </text:list>
      <text:h text:style-name="Heading_20_2" text:outline-level="2" text:is-list-header="true">Επεκτείνοντας την UML</text:h>
      <text:list xml:id="list8658658780386902038" text:style-name="L17">
        <text:list-item>
          <text:p text:style-name="P34"><text:span text:style-name="T1">Στερεότυπo</text:span> Ορίζει ένα νέο είδος στοιχείου μοντέλου βασισμένο σ` ένα υπάρχον στοιχείο μοντέλου. Είναι λοιπόν σαν ένα υπάρχον στοιχείο μοντέλου , με κάποια επιπλέον στοιχεία </text:p>
        </text:list-item>
        <text:list-item>
          <text:p text:style-name="P34"><text:span text:style-name="T1">Tagged values</text:span> Τα στοιχεία μπορούν να έχουν ιδιότητες που περιέχουν ζευγάρια τιμών σχετικά με επιπλέον πληροφορίες </text:p>
        </text:list-item>
        <text:list-item>
          <text:p text:style-name="P17"><text:span text:style-name="T1">Περιορισμοί</text:span> Θέτουν κάποια βάση που περιορίζει είτε τη χρήση του στοιχείου είτε τη σημασία του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3:57:56.380764627</meta:creation-date>
    <dc:date>2015-12-19T14:05:07.425976282</dc:date>
    <meta:editing-duration>PT5M17S</meta:editing-duration>
    <meta:editing-cycles>3</meta:editing-cycles>
    <meta:generator>LibreOffice/5.0.2.2$Linux_x86 LibreOffice_project/00m0$Build-2</meta:generator>
    <meta:document-statistic meta:table-count="0" meta:image-count="0" meta:object-count="0" meta:page-count="3" meta:paragraph-count="62" meta:word-count="527" meta:character-count="3877" meta:non-whitespace-character-count="3412"/>
  </office:meta>
</office:document-meta>
</file>